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Tahoma" svg:font-family="Tahom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001cm" style:rel-column-width="15423*"/>
    </style:style>
    <style:style style:name="Table1.B" style:family="table-column">
      <style:table-column-properties style:column-width="2cm" style:rel-column-width="7711*"/>
    </style:style>
    <style:style style:name="Table1.C" style:family="table-column">
      <style:table-column-properties style:column-width="2.401cm" style:rel-column-width="9255*"/>
    </style:style>
    <style:style style:name="Table1.D" style:family="table-column">
      <style:table-column-properties style:column-width="1.6cm" style:rel-column-width="6167*"/>
    </style:style>
    <style:style style:name="Table1.E" style:family="table-column">
      <style:table-column-properties style:column-width="0.801cm" style:rel-column-width="3087*"/>
    </style:style>
    <style:style style:name="Table1.F" style:family="table-column">
      <style:table-column-properties style:column-width="6.197cm" style:rel-column-width="2389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style:vertical-align="bottom" fo:padding="0.097cm" fo:border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7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1.E7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1"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tyle="normal" style:font-style-asian="normal" style:font-style-complex="normal"/>
    </style:style>
    <style:style style:name="P7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UC <text:span text:style-name="T1">&lt;nn&gt;</text:span> - <text:span text:style-name="T2">&lt;Use Case Name&gt;</text:span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Table_20_Row_20_Heading">Version</text:p>
          </table:table-cell>
          <table:table-cell table:style-name="Table1.B1" office:value-type="string">
            <text:p text:style-name="Table_20_Heading">Version</text:p>
          </table:table-cell>
          <table:table-cell table:style-name="Table1.B1" office:value-type="string">
            <text:p text:style-name="Table_20_Heading">Date</text:p>
          </table:table-cell>
          <table:table-cell table:style-name="Table1.B1" table:number-columns-spanned="2" office:value-type="string">
            <text:p text:style-name="Table_20_Heading">Author</text:p>
          </table:table-cell>
          <table:covered-table-cell/>
          <table:table-cell table:style-name="Table1.F1" office:value-type="string">
            <text:p text:style-name="Table_20_Heading">Changes</text:p>
          </table:table-cell>
        </table:table-row>
        <table:table-row>
          <table:covered-table-cell/>
          <table:table-cell table:style-name="Table1.B2" office:value-type="float" office:value="1">
            <text:p text:style-name="P1">1</text:p>
          </table:table-cell>
          <table:table-cell table:style-name="Table1.C2" office:value-type="string">
            <text:p text:style-name="P1">27/10-2015</text:p>
          </table:table-cell>
          <table:table-cell table:style-name="Table1.C2" table:number-columns-spanned="2" office:value-type="string">
            <text:p text:style-name="P2">Gustav</text:p>
          </table:table-cell>
          <table:covered-table-cell/>
          <table:table-cell table:style-name="Table1.F2" office:value-type="string">
            <text:p text:style-name="Table_20_Contents">Initial draft</text:p>
          </table:table-cell>
        </table:table-row>
        <table:table-row>
          <table:table-cell table:style-name="Table1.C2" office:value-type="string">
            <text:p text:style-name="Table_20_Row_20_Heading">Scope &amp; Level</text:p>
          </table:table-cell>
          <table:table-cell table:style-name="Table1.F2" table:number-columns-spanned="5" office:value-type="string">
            <text:p text:style-name="Table_20_Contents">- Authentication and system-disabling.</text:p>
            <text:p text:style-name="Table_20_Contents">- Primary tas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Table_20_Row_20_Heading">Goal in context</text:p>
          </table:table-cell>
          <table:table-cell table:style-name="Table1.F2" table:number-columns-spanned="5" office:value-type="string">
            <text:p text:style-name="Table_20_Contents">Get into the house without triggering the alarm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Table_20_Row_20_Heading">Preconditions</text:p>
          </table:table-cell>
          <table:table-cell table:style-name="Table1.F2" table:number-columns-spanned="5" office:value-type="string">
            <text:p text:style-name="Table_20_Contents">- House owner arms the system before leaving house.</text:p>
            <text:p text:style-name="Table_20_Contents">- House owner has knowledge about how the system works (how much time to input the code, how to arm/disarm it, etc.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Table_20_Row_20_Heading">Successful outcome</text:p>
          </table:table-cell>
          <table:table-cell table:style-name="Table1.F2" table:number-columns-spanned="5" office:value-type="string">
            <text:p text:style-name="Table_20_Contents">House owner disables the alarm and enters his hous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table:number-rows-spanned="2" office:value-type="string">
            <text:p text:style-name="Table_20_Row_20_Heading">Failure outcomes</text:p>
          </table:table-cell>
          <table:table-cell table:style-name="Table1.B7" table:number-columns-spanned="3" office:value-type="string">
            <text:p text:style-name="Table_20_Heading">Failure</text:p>
          </table:table-cell>
          <table:covered-table-cell/>
          <table:covered-table-cell/>
          <table:table-cell table:style-name="Table1.E7" table:number-columns-spanned="2" office:value-type="string">
            <text:p text:style-name="Table_20_Heading">Outcome</text:p>
          </table:table-cell>
          <table:covered-table-cell/>
        </table:table-row>
        <table:table-row>
          <table:covered-table-cell/>
          <table:table-cell table:style-name="Table1.C2" table:number-columns-spanned="3" office:value-type="string">
            <text:p text:style-name="P8">1. Inputs wrong pin code too many times.</text:p>
            <text:p text:style-name="P8">2. Enters code too late.</text:p>
            <text:p text:style-name="Table_20_Contents">3. Power outbreak.</text:p>
            <text:p text:style-name="Table_20_Contents">4. Enters wrong type of input (alphanumeric characters instead of digits).</text:p>
            <text:p text:style-name="Table_20_Contents">7. House owner forgets the code.</text:p>
          </table:table-cell>
          <table:covered-table-cell/>
          <table:covered-table-cell/>
          <table:table-cell table:style-name="Table1.F2" table:number-columns-spanned="2" office:value-type="string">
            <text:p text:style-name="Table_20_Contents">Alarm is activated and notifies house owner and security company.</text:p>
          </table:table-cell>
          <table:covered-table-cell/>
        </table:table-row>
        <table:table-row>
          <table:table-cell table:style-name="Table1.C2" office:value-type="string">
            <text:p text:style-name="Table_20_Row_20_Heading">Primary actor</text:p>
          </table:table-cell>
          <table:table-cell table:style-name="Table1.F2" table:number-columns-spanned="5" office:value-type="string">
            <text:p text:style-name="Table_20_Contents">House owner (user 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Table_20_Row_20_Heading">Secondary actors</text:p>
          </table:table-cell>
          <table:table-cell table:style-name="Table1.F2" table:number-columns-spanned="5" office:value-type="string">
            <text:p text:style-name="Table_20_Contents">Thief; Police; Security Compan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Table_20_Row_20_Heading">Main scenario</text:p>
          </table:table-cell>
          <table:table-cell table:style-name="Table1.F2" table:number-columns-spanned="5" office:value-type="string">
            <text:list xml:id="list4035515308898151677" text:style-name="L1">
              <text:list-item>
                <text:p text:style-name="P3">House owner comes home.</text:p>
              </text:list-item>
              <text:list-item>
                <text:p text:style-name="P3">System recognizes that a person has entered. Starts countdown.</text:p>
              </text:list-item>
              <text:list-item>
                <text:p text:style-name="P3">Home owner enters the correct pin code.</text:p>
              </text:list-item>
              <text:list-item>
                <text:p text:style-name="P3">System stops countdown and displays confirmation that the alarm is now disarmed.</text:p>
              </text:list-item>
              <text:list-item>
                <text:p text:style-name="P4">Use case ends succesfully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Table_20_Row_20_Heading">Alternatives</text:p>
          </table:table-cell>
          <table:table-cell table:style-name="Table1.F2" table:number-columns-spanned="5" office:value-type="string">
            <text:p text:style-name="P5">Enters wrong pin code, then re-enters the correct pin code</text:p>
            <text:p text:style-name="Table_20_Contents">3.a.1 House owner puts in a wrong pin code.</text:p>
            <text:p text:style-name="Table_20_Contents">3.a.2 System displays error message that the the pin code is wrong. Increases the count of pin code tries. Gives the possibility to re-enter the code.</text:p>
            <text:p text:style-name="Table_20_Contents">3.a.3 House owner quickly inputs a new code, this time the correct code.</text:p>
            <text:p text:style-name="Table_20_Contents">3.a.4 <text:span text:style-name="T1">Use case continues with step 4.</text:span></text:p>
            <text:p text:style-name="Table_20_Contents"><text:span text:style-name="T1"/></text:p>
            <text:p text:style-name="P7">Enters wrong pin code more than N times</text:p>
            <text:p text:style-name="Table_20_Contents">3.b.1 House owner puts in a wrong pin code.</text:p>
            <text:p text:style-name="Table_20_Contents">3.b.2 System displays error message that the the pin code is wrong. Increases the count of pin code tries. Gives the possibility to re-enter the code.</text:p>
            <text:p text:style-name="Table_20_Contents">3.b.3 House owner puts in a wrong pin code.</text:p>
            <text:p text:style-name="P6">3.b.4 Number of input tries are greater than N. System turns on the alarm and notifies the house owner and the security company that there might be a break-in.</text:p>
            <text:p text:style-name="P6">3.b.5 <text:span text:style-name="T1">Use case ends unsuccesfully.</text:span></text:p>
            <text:p text:style-name="P6"><text:span text:style-name="T1"/></text:p>
            <text:p text:style-name="P7">Takes more than N seconds to input pin code</text:p>
            <text:p text:style-name="Table_20_Contents"><text:soft-page-break/>3.c.1 House enters, but takes more than N seconds to input the pin code.</text:p>
            <text:p text:style-name="Table_20_Contents">3.c.2 System countdown reaches zero. <text:span text:style-name="T3">System turns on the alarm and notifies the house owner and the security company that there might be a break-in.</text:span></text:p>
            <text:p text:style-name="P6"><text:span text:style-name="T1">3.a.5 Use case ends unsuccesfully.</text:span></text:p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Table_20_Row_20_Heading">Related information</text:p>
          </table:table-cell>
          <table:table-cell table:style-name="Table1.F2" table:number-columns-spanned="5" office:value-type="string">
            <text:p text:style-name="Table_20_Contents">Takes 1 minute for house owner to reach the kitchen (where the alarm console is) from the front doo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Table_20_Row_20_Heading">Issues</text:p>
          </table:table-cell>
          <table:table-cell table:style-name="Table1.F2" table:number-columns-spanned="5" office:value-type="string">
            <text:p text:style-name="Table_20_Contents">Should alarm go off immediately if house is entered through back door?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Tahoma" svg:font-family="Tahom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ahoma" fo:font-size="11pt" fo:language="en" fo:country="U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Tahoma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bottom"/>
      <style:text-properties fo:font-size="10pt" fo:font-weight="bold" style:font-weight-asian="bold" style:font-weight-complex="bold"/>
    </style:style>
    <style:style style:name="Table_20_Row_20_Heading" style:display-name="Table Row Heading" style:family="paragraph" style:parent-style-name="Table_20_Contents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fo:font-size="10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left="0cm" fo:margin-right="0cm" fo:margin-top="0.199cm" fo:margin-bottom="0.199cm" fo:text-indent="0cm" style:auto-text-indent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eodorich Kopetzky</meta:initial-creator>
    <meta:creation-date>2012-10-29T22:59:45.16</meta:creation-date>
    <meta:editing-duration>PT57M39S</meta:editing-duration>
    <meta:editing-cycles>11</meta:editing-cycles>
    <meta:generator>OpenOffice/4.1.1$Win32 OpenOffice.org_project/411m6$Build-9775</meta:generator>
    <dc:date>2015-10-27T11:38:02.40</dc:date>
    <dc:creator>Gustav Dahl</dc:creator>
    <meta:document-statistic meta:table-count="1" meta:image-count="0" meta:object-count="0" meta:page-count="2" meta:paragraph-count="59" meta:word-count="421" meta:character-count="2414"/>
  </office:meta>
</office:document-meta>
</file>